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7b96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b7b96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b7b96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d6bf8" officeooo:paragraph-rsid="001d6bf8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paragraph-rsid="001b7b96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b7b96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b7b96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7b96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831dc" officeooo:paragraph-rsid="001d6bf8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b7b96" officeooo:paragraph-rsid="001b7b96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7b9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7b96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9efa" officeooo:paragraph-rsid="001b7b96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1" officeooo:paragraph-rsid="001b7b96"/>
    </style:style>
    <style:style style:name="P30" style:family="paragraph" style:parent-style-name="Standard">
      <style:paragraph-properties fo:text-align="justify" style:justify-single-word="false"/>
      <style:text-properties style:font-name="Arial1" officeooo:rsid="001d6bf8" officeooo:paragraph-rsid="001d6bf8"/>
    </style:style>
    <style:style style:name="P31" style:family="paragraph" style:parent-style-name="Standard">
      <style:text-properties officeooo:paragraph-rsid="001b7b96"/>
    </style:style>
    <style:style style:name="P32" style:family="paragraph" style:parent-style-name="Heading_20_1">
      <style:text-properties fo:font-size="12pt" style:font-size-asian="12pt"/>
    </style:style>
    <style:style style:name="P33" style:family="paragraph" style:parent-style-name="Heading_20_3">
      <style:text-properties fo:font-style="normal" officeooo:rsid="001b7b96" officeooo:paragraph-rsid="0012cde9" style:font-style-asian="normal" style:font-style-complex="normal"/>
    </style:style>
    <style:style style:name="T1" style:family="text">
      <style:text-properties officeooo:rsid="001831dc"/>
    </style:style>
    <style:style style:name="T2" style:family="text">
      <style:text-properties style:font-name="Arial" fo:font-weight="normal" officeooo:rsid="000fac88" style:font-name-asian="Arial" style:font-weight-asian="normal" style:font-name-complex="Arial" style:font-weight-complex="normal"/>
    </style:style>
    <style:style style:name="T3" style:family="text">
      <style:text-properties officeooo:rsid="001a8c73"/>
    </style:style>
    <style:style style:name="T4" style:family="text">
      <style:text-properties style:font-name-asian="Arial" style:font-name-complex="Arial"/>
    </style:style>
    <style:style style:name="T5" style:family="text">
      <style:text-properties officeooo:rsid="001b7b96"/>
    </style:style>
    <style:style style:name="T6" style:family="text">
      <style:text-properties officeooo:rsid="001d5edb"/>
    </style:style>
    <style:style style:name="T7" style:family="text">
      <style:text-properties officeooo:rsid="001de45c"/>
    </style:style>
    <style:style style:name="T8" style:family="text">
      <style:text-properties officeooo:rsid="001ea116"/>
    </style:style>
    <style:style style:name="T9" style:family="text">
      <style:text-properties officeooo:rsid="001edb6c"/>
    </style:style>
    <style:style style:name="T10" style:family="text">
      <style:text-properties officeooo:rsid="002016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2" text:outline-level="1">Caso de Uso</text:h>
          </table:table-cell>
          <table:table-cell table:style-name="Tabla1.B1" table:number-columns-spanned="5" office:value-type="string">
            <text:h text:style-name="P33" text:outline-level="3">Modifica<text:span text:style-name="T6">r</text:span>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7">2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<text:span text:style-name="T3">Administrativo(I), </text:span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9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0">El paciente <text:span text:style-name="T7">ha sido dado de alt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10">t</text:span>condición</text:p>
          </table:table-cell>
          <table:table-cell table:style-name="Tabla1.B6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1">16</text:span>-0<text:span text:style-name="T1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2">
          <table:table-cell table:style-name="Tabla2.A2" office:value-type="string">
            <text:p text:style-name="P22">Modificar o incluir algún dato del paciente con el fin de tener sus datos actualizados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9">El <text:span text:style-name="T3">administrativo indica al sistema que quiere modificar los datos de cierto paciente proporcionando su número de paciente; los modifica y el proceso termina.</text:span></text:p>
          </table:table-cell>
        </table:table-row>
      </table:table>
      <text:p text:style-name="P13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23">Administrativo: Indica que quiere modificar <text:span text:style-name="T5">los datos que se tienen de un paciente.</text:span></text:p>
          </table:table-cell>
          <table:table-cell table:style-name="Tabla4.C2" office:value-type="string">
            <text:p text:style-name="P5">2</text:p>
          </table:table-cell>
          <table:table-cell table:style-name="Tabla4.D2" office:value-type="string">
            <text:p text:style-name="P23">Le pide al administrativo el número de <text:span text:style-name="T5">paciente</text:span> <text:span text:style-name="T5">del cual quiere modificar los datos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3">Administrativo: Indica el número de consulta</text:p>
          </table:table-cell>
          <table:table-cell table:style-name="Tabla4.C3" office:value-type="string">
            <text:p text:style-name="P5">4</text:p>
          </table:table-cell>
          <table:table-cell table:style-name="Tabla4.D3" office:value-type="string">
            <text:p text:style-name="P23">Comprueba que existe un <text:span text:style-name="T5">paciente dado de alta </text:span><text:s/>con dicho número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4"/>
          </table:table-cell>
          <table:table-cell table:style-name="Tabla4.C4" office:value-type="string">
            <text:p text:style-name="P5">5</text:p>
          </table:table-cell>
          <table:table-cell table:style-name="Tabla4.D4" office:value-type="string">
            <text:p text:style-name="P23">Muestra los <text:span text:style-name="T5">datos del paciente</text:span> con el número introducido.</text:p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3"/>
          </table:table-cell>
          <table:table-cell table:style-name="Tabla4.C5" office:value-type="string">
            <text:p text:style-name="P5">6</text:p>
          </table:table-cell>
          <table:table-cell table:style-name="Tabla4.D5" office:value-type="string">
            <text:p text:style-name="P28">Solicita los atributos que se desean modificar.</text:p>
          </table:table-cell>
        </table:table-row>
        <table:table-row table:style-name="Tabla4.1">
          <table:table-cell table:style-name="Tabla4.A6" office:value-type="string">
            <text:p text:style-name="P16">7</text:p>
          </table:table-cell>
          <table:table-cell table:style-name="Tabla4.B6" office:value-type="string">
            <text:p text:style-name="P23">Administrativo: Introduce los atributos d<text:span text:style-name="T8">el paciente </text:span><text:s/>modificados.</text:p>
          </table:table-cell>
          <table:table-cell table:style-name="Tabla4.C6" office:value-type="string">
            <text:p text:style-name="P6"/>
          </table:table-cell>
          <table:table-cell table:style-name="Tabla4.D6" office:value-type="string">
            <text:p text:style-name="P24"/>
          </table:table-cell>
        </table:table-row>
        <table:table-row table:style-name="Tabla4.1">
          <table:table-cell table:style-name="Tabla4.A7" office:value-type="string">
            <text:p text:style-name="P16"/>
          </table:table-cell>
          <table:table-cell table:style-name="Tabla4.B7" office:value-type="string">
            <text:p text:style-name="P23"/>
          </table:table-cell>
          <table:table-cell table:style-name="Tabla4.C7" office:value-type="string">
            <text:p text:style-name="P5">8</text:p>
          </table:table-cell>
          <table:table-cell table:style-name="Tabla4.D7" office:value-type="string">
            <text:p text:style-name="P23">Se informa de el éxito del proceso y se termina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1a</text:p>
          </table:table-cell>
          <table:table-cell table:style-name="Tabla5.B2" table:number-columns-spanned="4" office:value-type="string">
            <text:p text:style-name="P30">El paciente contacta con el administrativo avisando de que ciertos datos suyos no están actualizados en indicándole cuáles serían los correctos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"><text:span text:style-name="T5">4</text:span>a</text:p>
          </table:table-cell>
          <table:table-cell table:style-name="Tabla5.B3" table:number-columns-spanned="4" office:value-type="string">
            <text:p text:style-name="P29"><text:span text:style-name="T4"><text:s/></text:span><text:span text:style-name="T2">Si no existe ninguna consulta con el número de consulta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5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6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7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7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6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6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7:31.119129020</dc:date>
    <meta:print-date>2012-03-13T15:37:00</meta:print-date>
    <meta:editing-cycles>35</meta:editing-cycles>
    <meta:editing-duration>PT1H58M38S</meta:editing-duration>
    <meta:generator>LibreOffice/5.1.6.2$Linux_X86_64 LibreOffice_project/10m0$Build-2</meta:generator>
    <meta:document-statistic meta:table-count="5" meta:image-count="0" meta:object-count="0" meta:page-count="1" meta:paragraph-count="57" meta:word-count="226" meta:character-count="1409" meta:non-whitespace-character-count="1237"/>
  </office:meta>
</office:document-meta>
</file>